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issing basic Functionality</text:h>
      <text:list text:style-name="L1">
        <text:list-item>
          <text:p text:style-name="P1"><text:span text:style-name="T1">Cut</text:span> as a <text:span text:style-name="T1">paste</text:span> + <text:span text:style-name="T1">remove from folder</text:span></text:p>
        </text:list-item>
        <text:list-item>
          <text:p text:style-name="P1"><text:span text:style-name="T1">Paste</text:span> between contexts.</text:p>
        </text:list-item>
        <text:list-item>
          <text:p text:style-name="P1">Upload functionality</text:p>
        </text:list-item>
        <text:list-item>
          <text:p text:style-name="P1">Advanced mode for ACL lists in create dialog.</text:p>
        </text:list-item>
        <text:list-item>
          <text:p text:style-name="P1">Creation of Builtin types, e.g. Person, Group, Context.</text:p>
        </text:list-item>
        <text:list-item>
          <text:p text:style-name="P1">SHAME javascript engine: JDIL + AP =&gt; FM</text:p>
        </text:list-item>
        <text:list-item>
          <text:p text:style-name="P1">SHAME server side support for saving, i.e. modified FM =&gt; RDF graph.</text:p>
        </text:list-item>
        <text:list-item>
          <text:p text:style-name="P1">First page with personal info, e.g. list of Contexts that you are owner of and list of Groups that you are participant in.</text:p>
        </text:list-item>
      </text:list>
      <text:p text:style-name="Standard"/>
      <text:h text:style-name="Heading_20_1" text:outline-level="1">Usability Fixes</text:h>
      <text:list text:style-name="L1">
        <text:list-item text:start-value="1">
          <text:p text:style-name="P1">Make it more clear what is optional in the create dialog.</text:p>
        </text:list-item>
        <text:list-item>
          <text:p text:style-name="P1">Better log in dialog.</text:p>
        </text:list-item>
      </text:list>
      <text:h text:style-name="Heading_20_1" text:outline-level="1" text:is-list-header="true">Additional Functionality</text:h>
      <text:list text:style-name="L1">
        <text:list-item text:start-value="1">
          <text:p text:style-name="P1">Batch upload of files (using flash ...)</text:p>
        </text:list-item>
        <text:list-item>
          <text:p text:style-name="P1">Modified date visible in listview.</text:p>
        </text:list-item>
        <text:list-item>
          <text:p text:style-name="P1">Sorting based on title, modified date, default.</text:p>
        </text:list-item>
        <text:list-item>
          <text:p text:style-name="P1">Youtube integration</text:p>
        </text:list-item>
        <text:list-item>
          <text:p text:style-name="P1">Flickr integration (different resolutions etc.)</text:p>
        </text:list-item>
        <text:list-item>
          <text:p text:style-name="P1">RSS support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Matthias Palmér</meta:initial-creator>
    <meta:creation-date>2008-09-18T14:30:36</meta:creation-date>
    <dc:creator>Matthias Palmér</dc:creator>
    <dc:date>2008-09-18T19:27:31</dc:date>
    <meta:editing-cycles>3</meta:editing-cycles>
    <meta:editing-duration>PT4H56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9" meta:word-count="117" meta:character-count="749"/>
  </office:meta>
</office:document-meta>
</file>